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USTAVO TOLED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OLINDUSTRIAS SAN MIGUEL DE PIURA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ARLEQUE GARCIA, CARLOS EDUAR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IVAS YAMUNAQUE, DIEGO ARMAND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7122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2:26:4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